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217.63$</text:p>
          </table:table-cell>
          <table:table-cell table:number-columns-repeated="993"/>
        </table:table-row>
        <table:table-row table:style-name="ro1" table:number-rows-repeated="10480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office:forms form:automatic-focus="false" form:apply-design-mode="false"/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09:06:14.71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9T08:30:04.968000000</dc:date>
    <meta:editing-duration>P10DT11H45M58S</meta:editing-duration>
    <meta:editing-cycles>4574</meta:editing-cycles>
    <meta:document-statistic meta:table-count="6" meta:cell-count="12614" meta:object-count="0"/>
    <meta:user-defined meta:name="qrichtext">1</meta:user-defined>
  </office:meta>
</office:document-meta>
</file>